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0606c" officeooo:paragraph-rsid="0010606c"/>
    </style:style>
    <style:style style:name="P2" style:family="paragraph" style:parent-style-name="Text_20_body">
      <style:text-properties officeooo:rsid="0012acaa" officeooo:paragraph-rsid="00156653"/>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7cc7" officeooo:paragraph-rsid="001710c0"/>
    </style:style>
    <style:style style:name="P6" style:family="paragraph" style:parent-style-name="Text_20_body">
      <style:text-properties officeooo:rsid="00157cc7" officeooo:paragraph-rsid="00264796"/>
    </style:style>
    <style:style style:name="P7" style:family="paragraph" style:parent-style-name="Text_20_body">
      <style:text-properties officeooo:rsid="001a1805" officeooo:paragraph-rsid="001a1805"/>
    </style:style>
    <style:style style:name="P8" style:family="paragraph" style:parent-style-name="Text_20_body">
      <style:text-properties officeooo:rsid="001a9043" officeooo:paragraph-rsid="001a9043"/>
    </style:style>
    <style:style style:name="P9" style:family="paragraph" style:parent-style-name="Text_20_body">
      <style:text-properties officeooo:rsid="001a9cac" officeooo:paragraph-rsid="001a9cac"/>
    </style:style>
    <style:style style:name="P10" style:family="paragraph" style:parent-style-name="Text_20_body">
      <style:text-properties officeooo:rsid="001ba299" officeooo:paragraph-rsid="00200042"/>
    </style:style>
    <style:style style:name="P11" style:family="paragraph" style:parent-style-name="Text_20_body">
      <style:text-properties officeooo:rsid="001ca24c" officeooo:paragraph-rsid="001ca24c"/>
    </style:style>
    <style:style style:name="P12" style:family="paragraph" style:parent-style-name="Text_20_body">
      <style:text-properties officeooo:rsid="00261d16" officeooo:paragraph-rsid="002f5788"/>
    </style:style>
    <style:style style:name="P13" style:family="paragraph" style:parent-style-name="Text_20_body">
      <style:text-properties officeooo:rsid="0029ce5c" officeooo:paragraph-rsid="0029ce5c"/>
    </style:style>
    <style:style style:name="P14" style:family="paragraph" style:parent-style-name="Text_20_body">
      <style:text-properties officeooo:rsid="0029ce5c" officeooo:paragraph-rsid="002ac969"/>
    </style:style>
    <style:style style:name="P15" style:family="paragraph" style:parent-style-name="Text_20_body">
      <style:text-properties officeooo:rsid="0029ce5c" officeooo:paragraph-rsid="0031b5bd"/>
    </style:style>
    <style:style style:name="P16" style:family="paragraph" style:parent-style-name="Text_20_body">
      <style:text-properties officeooo:rsid="002ac969" officeooo:paragraph-rsid="002ac969"/>
    </style:style>
    <style:style style:name="P17" style:family="paragraph" style:parent-style-name="Text_20_body">
      <style:text-properties officeooo:rsid="002ac969" officeooo:paragraph-rsid="00389dd9"/>
    </style:style>
    <style:style style:name="P18" style:family="paragraph" style:parent-style-name="Text_20_body">
      <style:text-properties officeooo:rsid="0030302a" officeooo:paragraph-rsid="0030302a"/>
    </style:style>
    <style:style style:name="P19" style:family="paragraph" style:parent-style-name="Text_20_body">
      <style:text-properties officeooo:rsid="0032c21a" officeooo:paragraph-rsid="0032c21a"/>
    </style:style>
    <style:style style:name="P20" style:family="paragraph" style:parent-style-name="Text_20_body">
      <style:text-properties officeooo:rsid="003a740c" officeooo:paragraph-rsid="003a740c"/>
    </style:style>
    <style:style style:name="P21" style:family="paragraph" style:parent-style-name="Text_20_body">
      <style:text-properties officeooo:rsid="003b0b7d" officeooo:paragraph-rsid="003b0b7d"/>
    </style:style>
    <style:style style:name="P22" style:family="paragraph" style:parent-style-name="Text_20_body">
      <style:text-properties officeooo:rsid="00200042" officeooo:paragraph-rsid="00200042"/>
    </style:style>
    <style:style style:name="P23" style:family="paragraph" style:parent-style-name="Text_20_body">
      <style:text-properties officeooo:rsid="00389dd9" officeooo:paragraph-rsid="00389dd9"/>
    </style:style>
    <style:style style:name="P24" style:family="paragraph" style:parent-style-name="Text_20_body">
      <style:text-properties officeooo:rsid="003d280e" officeooo:paragraph-rsid="003d280e"/>
    </style:style>
    <style:style style:name="P25" style:family="paragraph" style:parent-style-name="Text_20_body">
      <style:text-properties officeooo:rsid="004094ee" officeooo:paragraph-rsid="004094ee"/>
    </style:style>
    <style:style style:name="P26" style:family="paragraph" style:parent-style-name="Text_20_body">
      <style:text-properties officeooo:rsid="0045ad67" officeooo:paragraph-rsid="0045ad67"/>
    </style:style>
    <style:style style:name="P27" style:family="paragraph" style:parent-style-name="Text_20_body">
      <style:text-properties officeooo:rsid="0049e7b0" officeooo:paragraph-rsid="0049e7b0"/>
    </style:style>
    <style:style style:name="P28" style:family="paragraph" style:parent-style-name="Text_20_body">
      <style:text-properties officeooo:rsid="004b20f5" officeooo:paragraph-rsid="004b20f5"/>
    </style:style>
    <style:style style:name="P29" style:family="paragraph" style:parent-style-name="Text_20_body">
      <style:text-properties officeooo:rsid="004b772b" officeooo:paragraph-rsid="004b772b"/>
    </style:style>
    <style:style style:name="P30" style:family="paragraph" style:parent-style-name="Text_20_body">
      <style:text-properties officeooo:rsid="0050e0ad" officeooo:paragraph-rsid="0050e0ad"/>
    </style:style>
    <style:style style:name="P31" style:family="paragraph" style:parent-style-name="Text_20_body">
      <style:text-properties officeooo:rsid="0035cf30" officeooo:paragraph-rsid="0035cf30"/>
    </style:style>
    <style:style style:name="P32" style:family="paragraph" style:parent-style-name="Text_20_body">
      <style:text-properties officeooo:rsid="005d29d0" officeooo:paragraph-rsid="005d29d0"/>
    </style:style>
    <style:style style:name="P33" style:family="paragraph" style:parent-style-name="Text_20_body">
      <style:text-properties officeooo:rsid="0062d20d" officeooo:paragraph-rsid="0062d20d"/>
    </style:style>
    <style:style style:name="P34" style:family="paragraph" style:parent-style-name="Text_20_body">
      <style:text-properties officeooo:rsid="0063e060" officeooo:paragraph-rsid="0063e060"/>
    </style:style>
    <style:style style:name="P35" style:family="paragraph" style:parent-style-name="Text_20_body">
      <style:text-properties officeooo:rsid="006b35d7" officeooo:paragraph-rsid="006b35d7"/>
    </style:style>
    <style:style style:name="P36" style:family="paragraph" style:parent-style-name="Text_20_body">
      <style:text-properties officeooo:rsid="001876d3" officeooo:paragraph-rsid="001876d3"/>
    </style:style>
    <style:style style:name="P37" style:family="paragraph" style:parent-style-name="Text_20_body">
      <style:text-properties officeooo:rsid="003d6be2" officeooo:paragraph-rsid="003d6be2"/>
    </style:style>
    <style:style style:name="P38" style:family="paragraph" style:parent-style-name="Text_20_body">
      <style:text-properties officeooo:rsid="0076aa30" officeooo:paragraph-rsid="0076aa30"/>
    </style:style>
    <style:style style:name="P39" style:family="paragraph" style:parent-style-name="Text_20_body">
      <style:text-properties officeooo:rsid="002b440d" officeooo:paragraph-rsid="002b440d"/>
    </style:style>
    <style:style style:name="P40" style:family="paragraph" style:parent-style-name="Text_20_body">
      <style:paragraph-properties fo:break-before="page"/>
      <style:text-properties officeooo:rsid="0010606c" officeooo:paragraph-rsid="0010606c"/>
    </style:style>
    <style:style style:name="P41" style:family="paragraph" style:parent-style-name="Title">
      <style:text-properties officeooo:rsid="0010606c" officeooo:paragraph-rsid="0010606c"/>
    </style:style>
    <style:style style:name="P42" style:family="paragraph" style:parent-style-name="Table_20_Contents">
      <style:text-properties officeooo:rsid="001a9043" officeooo:paragraph-rsid="001a9043"/>
    </style:style>
    <style:style style:name="P43" style:family="paragraph" style:parent-style-name="Table_20_Contents">
      <style:text-properties officeooo:rsid="001a9cac" officeooo:paragraph-rsid="001a9cac"/>
    </style:style>
    <style:style style:name="P44" style:family="paragraph" style:parent-style-name="Heading_20_1">
      <style:text-properties officeooo:rsid="0010606c" officeooo:paragraph-rsid="0010606c"/>
    </style:style>
    <style:style style:name="P45" style:family="paragraph" style:parent-style-name="Heading_20_1">
      <style:text-properties officeooo:rsid="00156653" officeooo:paragraph-rsid="00156653"/>
    </style:style>
    <style:style style:name="P46" style:family="paragraph" style:parent-style-name="Heading_20_1">
      <style:text-properties officeooo:rsid="0053ba35" officeooo:paragraph-rsid="0053ba35"/>
    </style:style>
    <style:style style:name="P47" style:family="paragraph" style:parent-style-name="Heading_20_1">
      <style:text-properties officeooo:paragraph-rsid="00157cc7"/>
    </style:style>
    <style:style style:name="P48" style:family="paragraph" style:parent-style-name="Heading_20_1">
      <style:paragraph-properties fo:break-before="page"/>
      <style:text-properties officeooo:rsid="0010606c" officeooo:paragraph-rsid="0010606c"/>
    </style:style>
    <style:style style:name="P49" style:family="paragraph" style:parent-style-name="Heading_20_1">
      <style:paragraph-properties fo:break-before="page"/>
      <style:text-properties officeooo:rsid="005f9baa" officeooo:paragraph-rsid="005f9baa"/>
    </style:style>
    <style:style style:name="P50" style:family="paragraph" style:parent-style-name="Text_20_body">
      <style:text-properties officeooo:rsid="0032c21a" officeooo:paragraph-rsid="0032c21a"/>
    </style:style>
    <style:style style:name="P51" style:family="paragraph" style:parent-style-name="Text_20_body">
      <style:text-properties officeooo:rsid="001a1805" officeooo:paragraph-rsid="007db977"/>
    </style:style>
    <style:style style:name="P52" style:family="paragraph" style:parent-style-name="Text_20_body">
      <style:text-properties officeooo:rsid="001675a0" officeooo:paragraph-rsid="007db977"/>
    </style:style>
    <style:style style:name="P53" style:family="paragraph" style:parent-style-name="Text_20_body">
      <style:text-properties officeooo:rsid="001710c0" officeooo:paragraph-rsid="007db977"/>
    </style:style>
    <style:style style:name="P54" style:family="paragraph" style:parent-style-name="Text_20_body">
      <style:text-properties officeooo:rsid="0066bcb3" officeooo:paragraph-rsid="007db977"/>
    </style:style>
    <style:style style:name="P55" style:family="paragraph" style:parent-style-name="Text_20_body">
      <style:text-properties officeooo:rsid="003a740c" officeooo:paragraph-rsid="007f2dd0"/>
    </style:style>
    <style:style style:name="P56" style:family="paragraph" style:parent-style-name="Text_20_body">
      <style:text-properties officeooo:rsid="005fbfe7" officeooo:paragraph-rsid="007190ce"/>
    </style:style>
    <style:style style:name="P57" style:family="paragraph" style:parent-style-name="Text_20_body">
      <style:text-properties officeooo:paragraph-rsid="00156653"/>
    </style:style>
    <style:style style:name="P58" style:family="paragraph" style:parent-style-name="Text_20_body">
      <style:text-properties officeooo:rsid="00264796" officeooo:paragraph-rsid="00264796"/>
    </style:style>
    <style:style style:name="P59" style:family="paragraph" style:parent-style-name="Text_20_body">
      <style:text-properties officeooo:rsid="00264796" officeooo:paragraph-rsid="00883292"/>
    </style:style>
    <style:style style:name="P60" style:family="paragraph" style:parent-style-name="Text_20_body">
      <style:text-properties officeooo:rsid="001189d8" officeooo:paragraph-rsid="001189d8"/>
    </style:style>
    <style:style style:name="P61" style:family="paragraph" style:parent-style-name="Text_20_body">
      <style:text-properties officeooo:rsid="0050e0ad" officeooo:paragraph-rsid="00883292"/>
    </style:style>
    <style:style style:name="P62" style:family="paragraph" style:parent-style-name="Text_20_body">
      <style:text-properties officeooo:paragraph-rsid="00883292"/>
    </style:style>
    <style:style style:name="P63" style:family="paragraph" style:parent-style-name="Heading_20_2">
      <style:text-properties officeooo:rsid="0050e0ad" officeooo:paragraph-rsid="0050e0ad"/>
    </style:style>
    <style:style style:name="P64" style:family="paragraph" style:parent-style-name="Heading_20_2">
      <style:text-properties officeooo:rsid="0010606c" officeooo:paragraph-rsid="007db977"/>
    </style:style>
    <style:style style:name="P65" style:family="paragraph" style:parent-style-name="Heading_20_2">
      <style:text-properties officeooo:rsid="001a1805" officeooo:paragraph-rsid="001a1805"/>
    </style:style>
    <style:style style:name="P66" style:family="paragraph" style:parent-style-name="Heading_20_2">
      <style:text-properties officeooo:rsid="0032c21a" officeooo:paragraph-rsid="0032c21a"/>
    </style:style>
    <style:style style:name="P67" style:family="paragraph" style:parent-style-name="Heading_20_2">
      <style:text-properties officeooo:rsid="007ccd11" officeooo:paragraph-rsid="007ccd11"/>
    </style:style>
    <style:style style:name="P68" style:family="paragraph" style:parent-style-name="Heading_20_2">
      <style:text-properties officeooo:paragraph-rsid="008110ec"/>
    </style:style>
    <style:style style:name="P69" style:family="paragraph" style:parent-style-name="Heading_20_3">
      <style:text-properties officeooo:rsid="007e4f0a" officeooo:paragraph-rsid="007e4f0a"/>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P73" style:family="paragraph" style:parent-style-name="Footer">
      <style:paragraph-properties fo:text-align="end" style:justify-single-word="false"/>
    </style:style>
    <style:style style:name="T1" style:family="text">
      <style:text-properties officeooo:rsid="0012acaa"/>
    </style:style>
    <style:style style:name="T2" style:family="text">
      <style:text-properties officeooo:rsid="0014b473"/>
    </style:style>
    <style:style style:name="T3" style:family="text">
      <style:text-properties officeooo:rsid="00157cc7"/>
    </style:style>
    <style:style style:name="T4" style:family="text">
      <style:text-properties officeooo:rsid="001710c0"/>
    </style:style>
    <style:style style:name="T5" style:family="text">
      <style:text-properties officeooo:rsid="001a1805"/>
    </style:style>
    <style:style style:name="T6" style:family="text">
      <style:text-properties officeooo:rsid="001a9cac"/>
    </style:style>
    <style:style style:name="T7" style:family="text">
      <style:text-properties officeooo:rsid="001ba299"/>
    </style:style>
    <style:style style:name="T8" style:family="text">
      <style:text-properties officeooo:rsid="001ca24c"/>
    </style:style>
    <style:style style:name="T9" style:family="text">
      <style:text-properties officeooo:rsid="0024e125"/>
    </style:style>
    <style:style style:name="T10" style:family="text">
      <style:text-properties officeooo:rsid="002b440d"/>
    </style:style>
    <style:style style:name="T11" style:family="text">
      <style:text-properties officeooo:rsid="002b91f2"/>
    </style:style>
    <style:style style:name="T12" style:family="text">
      <style:text-properties officeooo:rsid="002c8e26"/>
    </style:style>
    <style:style style:name="T13" style:family="text">
      <style:text-properties officeooo:rsid="002f5788"/>
    </style:style>
    <style:style style:name="T14" style:family="text">
      <style:text-properties officeooo:rsid="0031b5bd"/>
    </style:style>
    <style:style style:name="T15" style:family="text">
      <style:text-properties officeooo:rsid="0032c21a"/>
    </style:style>
    <style:style style:name="T16" style:family="text">
      <style:text-properties officeooo:rsid="0033d468"/>
    </style:style>
    <style:style style:name="T17" style:family="text">
      <style:text-properties officeooo:rsid="00368444"/>
    </style:style>
    <style:style style:name="T18" style:family="text">
      <style:text-properties officeooo:rsid="0037c95d"/>
    </style:style>
    <style:style style:name="T19" style:family="text">
      <style:text-properties officeooo:rsid="003d6be2"/>
    </style:style>
    <style:style style:name="T20" style:family="text">
      <style:text-properties officeooo:rsid="003e47a7"/>
    </style:style>
    <style:style style:name="T21" style:family="text">
      <style:text-properties officeooo:rsid="003ed19a"/>
    </style:style>
    <style:style style:name="T22" style:family="text">
      <style:text-properties officeooo:rsid="004100de"/>
    </style:style>
    <style:style style:name="T23" style:family="text">
      <style:text-properties officeooo:rsid="0045ad67"/>
    </style:style>
    <style:style style:name="T24" style:family="text">
      <style:text-properties officeooo:rsid="00529787"/>
    </style:style>
    <style:style style:name="T25" style:family="text">
      <style:text-properties officeooo:rsid="005cb377"/>
    </style:style>
    <style:style style:name="T26" style:family="text">
      <style:text-properties officeooo:rsid="005dcc1d"/>
    </style:style>
    <style:style style:name="T27" style:family="text">
      <style:text-properties officeooo:rsid="005e8bce"/>
    </style:style>
    <style:style style:name="T28" style:family="text">
      <style:text-properties officeooo:rsid="0063e060"/>
    </style:style>
    <style:style style:name="T29" style:family="text">
      <style:text-properties officeooo:rsid="0068ab22"/>
    </style:style>
    <style:style style:name="T30" style:family="text">
      <style:text-properties officeooo:rsid="0070e4ce"/>
    </style:style>
    <style:style style:name="T31" style:family="text">
      <style:text-properties officeooo:rsid="007190ce"/>
    </style:style>
    <style:style style:name="T32" style:family="text">
      <style:text-properties officeooo:rsid="007db977"/>
    </style:style>
    <style:style style:name="T33" style:family="text">
      <style:text-properties officeooo:rsid="0015665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hread-basierte Obfuskation</text:p>
      <text:p text:style-name="P4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0"><text:a xlink:type="simple" xlink:href="#__RefHeading___Toc106_572132446" text:style-name="Index_20_Link" text:visited-style-name="Index_20_Link">Einführung<text:tab/>3</text:a></text:p>
          <text:p text:style-name="P71"><text:a xlink:type="simple" xlink:href="#__RefHeading___Toc391_3558549" text:style-name="Index_20_Link" text:visited-style-name="Index_20_Link">Begriffsdefinitionen<text:tab/>3</text:a></text:p>
          <text:p text:style-name="P70"><text:a xlink:type="simple" xlink:href="#__RefHeading___Toc592_2071505590" text:style-name="Index_20_Link" text:visited-style-name="Index_20_Link">Theorie<text:tab/>5</text:a></text:p>
          <text:p text:style-name="P71"><text:a xlink:type="simple" xlink:href="#__RefHeading___Toc594_2071505590" text:style-name="Index_20_Link" text:visited-style-name="Index_20_Link">Reverse Engineering und Obfuskation<text:tab/>5</text:a></text:p>
          <text:p text:style-name="P71"><text:a xlink:type="simple" xlink:href="#__RefHeading___Toc596_2071505590" text:style-name="Index_20_Link" text:visited-style-name="Index_20_Link">Malware Analyse und Evasion<text:tab/>5</text:a></text:p>
          <text:p text:style-name="P71"><text:a xlink:type="simple" xlink:href="#__RefHeading___Toc598_2071505590" text:style-name="Index_20_Link" text:visited-style-name="Index_20_Link">Ziele und Metriken<text:tab/>5</text:a></text:p>
          <text:p text:style-name="P72"><text:a xlink:type="simple" xlink:href="#__RefHeading___Toc600_2071505590" text:style-name="Index_20_Link" text:visited-style-name="Index_20_Link">Performance<text:tab/>5</text:a></text:p>
          <text:p text:style-name="P72"><text:a xlink:type="simple" xlink:href="#__RefHeading___Toc602_2071505590" text:style-name="Index_20_Link" text:visited-style-name="Index_20_Link">Polymorphie<text:tab/>5</text:a></text:p>
          <text:p text:style-name="P71"><text:a xlink:type="simple" xlink:href="#__RefHeading___Toc614_2071505590" text:style-name="Index_20_Link" text:visited-style-name="Index_20_Link">Entwurfsentscheidungen<text:tab/>6</text:a></text:p>
          <text:p text:style-name="P72"><text:a xlink:type="simple" xlink:href="#__RefHeading___Toc616_2071505590" text:style-name="Index_20_Link" text:visited-style-name="Index_20_Link">LLVM?<text:tab/>7</text:a></text:p>
          <text:p text:style-name="P70"><text:a xlink:type="simple" xlink:href="#__RefHeading___Toc108_572132446" text:style-name="Index_20_Link" text:visited-style-name="Index_20_Link">Implementierung<text:tab/>7</text:a></text:p>
          <text:p text:style-name="P71"><text:a xlink:type="simple" xlink:href="#__RefHeading___Toc59_3312919563" text:style-name="Index_20_Link" text:visited-style-name="Index_20_Link">Einschränkungen<text:tab/>7</text:a></text:p>
          <text:p text:style-name="P71"><text:a xlink:type="simple" xlink:href="#__RefHeading___Toc61_3312919563" text:style-name="Index_20_Link" text:visited-style-name="Index_20_Link">Algorithmus<text:tab/>7</text:a></text:p>
          <text:p text:style-name="P72"><text:a xlink:type="simple" xlink:href="#__RefHeading___Toc63_3312919563" text:style-name="Index_20_Link" text:visited-style-name="Index_20_Link">Initialisierung<text:tab/>7</text:a></text:p>
          <text:p text:style-name="P72"><text:a xlink:type="simple" xlink:href="#__RefHeading___Toc393_3558549" text:style-name="Index_20_Link" text:visited-style-name="Index_20_Link">Datenfluss<text:tab/>9</text:a></text:p>
          <text:p text:style-name="P72"><text:a xlink:type="simple" xlink:href="#__RefHeading___Toc395_3558549" text:style-name="Index_20_Link" text:visited-style-name="Index_20_Link">Synchronisation<text:tab/>10</text:a></text:p>
          <text:p text:style-name="P72"><text:a xlink:type="simple" xlink:href="#__RefHeading___Toc397_3558549" text:style-name="Index_20_Link" text:visited-style-name="Index_20_Link">Relocation<text:tab/>10</text:a></text:p>
          <text:p text:style-name="P72"><text:a xlink:type="simple" xlink:href="#__RefHeading___Toc399_3558549" text:style-name="Index_20_Link" text:visited-style-name="Index_20_Link">Spezialbehandlung: Exception Handling<text:tab/>11</text:a></text:p>
          <text:p text:style-name="P70"><text:a xlink:type="simple" xlink:href="#__RefHeading___Toc65_3312919563" text:style-name="Index_20_Link" text:visited-style-name="Index_20_Link">Ergebnisse<text:tab/>11</text:a></text:p>
          <text:p text:style-name="P71"><text:a xlink:type="simple" xlink:href="#__RefHeading___Toc604_2071505590" text:style-name="Index_20_Link" text:visited-style-name="Index_20_Link">Performance<text:tab/>11</text:a></text:p>
          <text:p text:style-name="P71"><text:a xlink:type="simple" xlink:href="#__RefHeading___Toc606_2071505590" text:style-name="Index_20_Link" text:visited-style-name="Index_20_Link">Obfuskation<text:tab/>11</text:a></text:p>
          <text:p text:style-name="P72"><text:a xlink:type="simple" xlink:href="#__RefHeading___Toc403_3558549" text:style-name="Index_20_Link" text:visited-style-name="Index_20_Link">Obfuskationsmetriken<text:tab/>12</text:a></text:p>
          <text:p text:style-name="P71"><text:a xlink:type="simple" xlink:href="#__RefHeading___Toc608_2071505590" text:style-name="Index_20_Link" text:visited-style-name="Index_20_Link">Malware Evasion<text:tab/>12</text:a></text:p>
          <text:p text:style-name="P71"><text:a xlink:type="simple" xlink:href="#__RefHeading___Toc67_3312919563" text:style-name="Index_20_Link" text:visited-style-name="Index_20_Link">(Manuelles) Reverse Engineering<text:tab/>13</text:a></text:p>
          <text:p text:style-name="P71"><text:a xlink:type="simple" xlink:href="#__RefHeading___Toc69_3312919563" text:style-name="Index_20_Link" text:visited-style-name="Index_20_Link">(Automatisierte) Untersuchung auf bösartiges Verhalten<text:tab/>13</text:a></text:p>
          <text:p text:style-name="P70"><text:a xlink:type="simple" xlink:href="#__RefHeading___Toc71_3312919563" text:style-name="Index_20_Link" text:visited-style-name="Index_20_Link">Diskussion<text:tab/>13</text:a></text:p>
          <text:p text:style-name="P71"><text:a xlink:type="simple" xlink:href="#__RefHeading___Toc618_2071505590" text:style-name="Index_20_Link" text:visited-style-name="Index_20_Link">Vergleich mit ähnlichen Publikationen<text:tab/>14</text:a></text:p>
          <text:p text:style-name="P71"><text:a xlink:type="simple" xlink:href="#__RefHeading___Toc405_3558549" text:style-name="Index_20_Link" text:visited-style-name="Index_20_Link">Weitere Optimierungen<text:tab/>14</text:a></text:p>
          <text:p text:style-name="P71"><text:a xlink:type="simple" xlink:href="#__RefHeading___Toc612_2071505590" text:style-name="Index_20_Link" text:visited-style-name="Index_20_Link">Ansätze für Gegenmaßnahmen<text:tab/>14</text:a></text:p>
          <text:p text:style-name="P70"><text:a xlink:type="simple" xlink:href="#__RefHeading___Toc407_3558549" text:style-name="Index_20_Link" text:visited-style-name="Index_20_Link">Abkürzungsverzeichnis<text:tab/>14</text:a></text:p>
          <text:p text:style-name="P70"><text:a xlink:type="simple" xlink:href="#__RefHeading___Toc409_3558549" text:style-name="Index_20_Link" text:visited-style-name="Index_20_Link">Abbildungsverzeichnis<text:tab/>15</text:a></text:p>
          <text:p text:style-name="P70"><text:a xlink:type="simple" xlink:href="#__RefHeading___Toc411_3558549" text:style-name="Index_20_Link" text:visited-style-name="Index_20_Link">Tabellenverzeichnis<text:tab/>15</text:a></text:p>
          <text:p text:style-name="P70"><text:a xlink:type="simple" xlink:href="#__RefHeading___Toc413_3558549" text:style-name="Index_20_Link" text:visited-style-name="Index_20_Link">Referenzen<text:tab/>15</text:a></text:p>
        </text:index-body>
      </text:table-of-content>
      <text:p text:style-name="P1"/>
      <text:h text:style-name="P48" text:outline-level="1"><text:bookmark-start text:name="__RefHeading___Toc106_572132446"/>Einführung<text:bookmark-end text:name="__RefHeading___Toc106_572132446"/></text:h>
      <text:p text:style-name="P60">In der Informationstechnologie herrscht ein ständiges “Katz- und Maus”-Spiel zwischen Entwicklern (oder auch “Enginieers”) auf der einen Seite und “Reverse Engineers” auf der anderen Seite. Dabei ist es unabhängig, ob Entwickler nun kommerzielle oder bösartige Absichten verfolgen bzw. “Reverse Engineers” versuchen closed-source Software für illegale Zwecke zu analysieren oder versuchen eine automatische Erkennung von gefährlicher Software zu realisieren. <text:span text:style-name="T1">Eine verbreitete Technik die Entwickler nutzen um den “Reverse Engineering”-Prozess zu erschweren, ist die Obfuskation []. Unter Obfuskation wird “” [] verstanden; eine gute Übersicht über die gängigen Techniken bietet [].</text:span></text:p>
      <text:p text:style-name="P2">In dieser Arbeit wird eine in der Literatur nicht gängige Technik zur Obfuskation von Maschinencode vorgestellt und untersucht. <text:span text:style-name="T2">Bei dieser Technik findet eine Relokation zusammenhängender Instruktionen in eigenständige Funktionen statt, welche wiederum als Thread aus der ursprünglichen Funktion gestartet werden. Die serielle Ausführung für durch Synchronisation der einzelnen Threads erreicht.</text:span></text:p>
      <text:p text:style-name="P3"><text:span text:style-name="T2">Das Ziel dieser Technik ist die Verschleierung des Kontrollflusses eines Programms, </text:span>was sich auf die statische sowie dynamische Analyse auswirkt. Hinsichtlich der statischen Analyse wird eine Generierung eines Kontrollflussgraphen mit konventionellen Mitteln nicht mehr möglich, da die Ausführungsreihenfolge der einzelnen Thread erst nach Analyse der Synchronisationstechniken bestimmt werden kann. Die <text:span text:style-name="T3">manuelle </text:span>dynamische Analyse <text:span text:style-name="T3">wird durch die zusätzliche Komplexität des Programms erschwert. (beispiel: mehrere threads, dislokation der funktionen).</text:span></text:p>
      <text:p text:style-name="P3">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p text:style-name="P3">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h text:style-name="P63" text:outline-level="2"><text:bookmark-start text:name="__RefHeading___Toc391_3558549"/>Begriffsdefinitionen<text:bookmark-end text:name="__RefHeading___Toc391_3558549"/></text:h>
      <text:p text:style-name="P30">Da in dieser Arbeit Begriffe häufiger vorkommen, welche im allgemeinen Sprachgebrauch entgegen der gewünschten Bedeutung verstanden werden können, werden diese an dieser Stelle für das bessere Verständnis definiert.</text:p>
      <text:p text:style-name="P61">Parent Function, aufrufdende Funktion, <text:span text:style-name="T24">ursprüngliche funktion, transformierte Funktion</text:span></text:p>
      <text:p text:style-name="P61"><text:soft-page-break/>aktuelle Funktion, aktueller Basic Block</text:p>
      <text:p text:style-name="P61">Basic Block</text:p>
      <text:p text:style-name="P61"><text:span text:style-name="T25">System API Call, Systemaufruf</text:span></text:p>
      <text:p text:style-name="P61"><text:span text:style-name="T25">Thread (im Kontext betriebssysteme und nicht die wortwörtliche Übersetzung „Faden“ vgl. die refernzarbeit)</text:span></text:p>
      <text:p text:style-name="P61"><text:span text:style-name="T25">Polymorphie</text:span></text:p>
      <text:p text:style-name="P30">…</text:p>
      <text:h text:style-name="P49" text:outline-level="1"><text:bookmark-start text:name="__RefHeading___Toc592_2071505590"/>Theorie<text:bookmark-end text:name="__RefHeading___Toc592_2071505590"/></text:h>
      <text:h text:style-name="Heading_20_2" text:outline-level="2"><text:bookmark-start text:name="__RefHeading___Toc594_2071505590"/>Reverse Engineering und Obfuskation<text:bookmark-end text:name="__RefHeading___Toc594_2071505590"/></text:h>
      <text:h text:style-name="Heading_20_2" text:outline-level="2"><text:bookmark-start text:name="__RefHeading___Toc596_2071505590"/>Malware Analyse <text:span text:style-name="T30">und Evasion</text:span><text:bookmark-end text:name="__RefHeading___Toc596_2071505590"/></text:h>
      <text:p text:style-name="P35">VORSICHT</text:p>
      <text:p text:style-name="P62">Bei aktuelle Analysetechniken hat die Nutzung von Signaturen aufgrund recht einfacher Techniken zur Umgehung (insbesondere Verschlüsselung und/oder Metamorphie) teilweise stark nachgelassen, auch wenn die Data Section (und insbesondere Strings) zur Klassifizierung als Grundlage weiterhin effektiv sein können. Vorrangig finden jedoch statische und dynamische Verhaltensanalysen Anwendung, wie z.B. Lokalisierung des Decryptors oder Überwachung der System API Aufrufe. Dementsprechend kann es sein, dass eine nicht funktionale, modifizierte Malware als ungefährlich eingestuft wird, da bspw. der Control-Flow-Graph aufgrund eines fehlerhaften Entry Points nicht erstellt werden konnte.</text:p>
      <text:p text:style-name="P62">Aktueller Forschungsgegenstand ist die Untersuchung von Techniken aus dem Bereich des Machine Learnings zur Detektion von Malware, zu welchem es etliche Publikationen gibt, die teilweise auch (nicht-praktische) Spezialfälle abdecken. </text:p>
      <text:h text:style-name="Heading_20_2" text:outline-level="2"><text:bookmark-start text:name="__RefHeading___Toc598_2071505590"/>Ziel<text:span text:style-name="T29">e und Metriken</text:span><text:bookmark-end text:name="__RefHeading___Toc598_2071505590"/></text:h>
      <text:h text:style-name="Heading_20_3" text:outline-level="3"><text:bookmark-start text:name="__RefHeading___Toc600_2071505590"/><text:span text:style-name="T32">P</text:span>erformance<text:bookmark-end text:name="__RefHeading___Toc600_2071505590"/></text:h>
      <text:h text:style-name="Heading_20_3" text:outline-level="3"><text:bookmark-start text:name="__RefHeading___Toc602_2071505590"/>Polymorphie<text:bookmark-end text:name="__RefHeading___Toc602_2071505590"/></text:h>
      <text:p text:style-name="P62">Leider musste ich auch feststellen, dass der Einfluss von Malware Variation durch verschiedene Techniken (auch Kompression als Randaspekt) für die Vermeidung einer Detektion schon in verschiedenen Publikationen untersucht wurde. Die wissenschaftliche Publikation mit der allgemeinsten Betrachtung einer solchen Technik für Malware ist MalDiv [5], welche aufbauend auf dem multicompiler (ein wissenschaftliches Projekt zur Software Diversifikation gegen Angriffe, die auf Kenntnisse des binären Layouts von Software basieren) auf Basis der LLVM IR Transformationen zur Diversifikation von Malware durchführt und proklamiert, dass mit dieser Methode die signatur-basierte und ähnlichkeits-basiert Analyse als nicht mehr effektiv betrachtet werden kann. Eine Untersuchung, wie Scanner auf diese Technik reagieren, fand hingegen nicht statt. </text:p>
      <text:p text:style-name="P62">Ein Versuch, das MalDiv open-source Projekt zu compilieren, scheiterte an verschiedenen Hindernisse, dessen Behebung meinen Zeitansatz für die Recherche deutlich überschritten hätten. Zum einen basiert der Code auf einer LLVM Version &lt; 4, welche Schwierigkeiten beim kompilieren mit aktuellen Compilern bereitet (die Testumgebung wurde auf dem OS Ubuntu 14.04 eingerichtet). Zum anderen ist das Projekt ebenfalls nur für ELF-Binaries vorgesehen und erschwert die Untersuchung, da Windows als Zielsystem von Malware Angriffen deutlich umfangreichere Möglichkeiten bietet.</text:p>
      <text:p text:style-name="P62"><text:soft-page-break/>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h text:style-name="P64" text:outline-level="2"><text:bookmark-start text:name="__RefHeading___Toc614_2071505590"/>Entwurfsentscheidungen<text:bookmark-end text:name="__RefHeading___Toc614_2071505590"/></text:h>
      <text:p text:style-name="P52">Die Realisierung <text:span text:style-name="T4">der Obfuksation </text:span>kann auf unterschiedlichen Ebenen erfolgen. <text:span text:style-name="T4">Zum einen ist eine Transformation des Quellcodes eines Programms denkbar, wie z.B. in [AMVG] angewendet. Dies erfordert eine lexikalische Analye des jeweiligen Quellcodes und so müsste für jede Sprache ein eigenen Frontend für diese Analyse implementiert werden. Zudem werden für jede Sprache andere Parallelisierungmethoden angeboten, welche eingesetzt werden.</text:span></text:p>
      <text:p text:style-name="P53">Eine andere Möglichkeit ist die Anwendung der Transformation auf die ausführbare Darstellung. Auch hier müssten unterschliedliche Frontends für die unterschiedlichen Darstellungen implementiert werden, wenn man Beispielsweise generierten nativen Maschinencode und Java Bytecode betrachtet. <text:span text:style-name="T5">Verschiedene Ansätze für Manipulation von nativen, ausführbaren Dateien existieren in der Literatur [], jedoch ist bieten diese keine unlimitierte Transformation an und fallen deshalb für die Anwendung zur Erreichung des Ziels aufgrund des Komplexität weg.</text:span></text:p>
      <text:p text:style-name="P53">Die generischste Lösunge ist die Modifikation von Programmabläufen in einer Zwischensprache. Verschiedene Kompilationsframeworks bieten verschiedene Möglichkeiten. Die für diese Zwecke beste Möglichkeit bietet das LLVM Kompilationsframework wie auch in der Literatur häufig herangezogen [,,,,]. Nicht nur bietet LLVM mehrere Frontends um verschiedene Eingangssprachen in eine allgemeine Zwischensprache (die LLVM Intermediate Representation zu überführen), sondern bietet auch die Tatsache das dieses Open-Source ist und eine Modularität für die Einbringung von Plugins anbietet etliche Vorteile.</text:p>
      <text:p text:style-name="P54">In diesem Zusammenhang wurde ebenfalls die Möglichkeit untersucht, ausführbare Datei in die LLVM IR zurückzuübersetzen: </text:p>
      <text:p text:style-name="P53">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51">Als Frontend bietet LLVM verschiedene Sprachen an…</text:p>
      <text:h text:style-name="P69" text:outline-level="3"><text:bookmark-start text:name="__RefHeading___Toc616_2071505590"/><text:soft-page-break/>LLVM?<text:bookmark-end text:name="__RefHeading___Toc616_2071505590"/></text:h>
      <text:h text:style-name="P44" text:outline-level="1"><text:bookmark-start text:name="__RefHeading___Toc108_572132446"/>Implementierung<text:bookmark-end text:name="__RefHeading___Toc108_572132446"/></text:h>
      <text:h text:style-name="P65" text:outline-level="2"><text:bookmark-start text:name="__RefHeading___Toc59_3312919563"/>Einschränkungen<text:bookmark-end text:name="__RefHeading___Toc59_3312919563"/></text:h>
      <text:p text:style-name="P7">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p>
      <text:p text:style-name="P36">Dementsprechend werden in dieser Arbeit lediglich <text:span text:style-name="T5">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56"><text:span text:style-name="T31">Weitere </text:span>theoretische erläurterungen (ggf. mit darstellungen)</text:p>
      <text:p text:style-name="P55">Exceptions</text:p>
      <text:p text:style-name="P55">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h text:style-name="Heading_20_2" text:outline-level="2"><text:bookmark-start text:name="__RefHeading___Toc61_3312919563"/>Algorithmus<text:bookmark-end text:name="__RefHeading___Toc61_3312919563"/></text:h>
      <text:p text:style-name="P10"><text:span text:style-name="T5">Der Algorithmus für die Transformation kann grob in fünf (wie viele tatsächlich?) Phasen unterteilt werden</text:span>. In der ersten Phase erfolgt eine Initialisierung der für die Transformation genutzten Bausteine (synonym).</text:p>
      <text:p text:style-name="P22">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2">In der zweiten Phase (umformulieren) wird das vorliegende Module in der LLVM IR analysiert join</text:p>
      <text:h text:style-name="Heading_20_3" text:outline-level="3"><text:bookmark-start text:name="__RefHeading___Toc63_3312919563"/>Initialisierung<text:bookmark-end text:name="__RefHeading___Toc63_3312919563"/></text:h>
      <text:p text:style-name="P8">Abhängig vom Zielbetriebssystem <text:span text:style-name="T9">müssen</text:span> die verschiedenen Bausteine initialisiert <text:span text:style-name="T9">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text:soft-page-break/>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42">Funktion</text:p>
          </table:table-cell>
          <table:table-cell table:style-name="Parallelisierungsprimitve.A1" office:value-type="string">
            <text:p text:style-name="P42">Linux</text:p>
          </table:table-cell>
          <table:table-cell table:style-name="Parallelisierungsprimitve.C1" office:value-type="string">
            <text:p text:style-name="P42">Windows</text:p>
          </table:table-cell>
        </table:table-row>
        <table:table-row>
          <table:table-cell table:style-name="Parallelisierungsprimitve.A2" office:value-type="string">
            <text:p text:style-name="P42">Attribute für die Erstellung von Parallelisierungprimitiven</text:p>
          </table:table-cell>
          <table:table-cell table:style-name="Parallelisierungsprimitve.A2" office:value-type="string">
            <text:p text:style-name="P42">pthread_attr_t</text:p>
          </table:table-cell>
          <table:table-cell table:style-name="Parallelisierungsprimitve.C2" office:value-type="string">
            <text:p text:style-name="P42">SECURITY_ATTRIBUTES</text:p>
          </table:table-cell>
        </table:table-row>
        <table:table-row>
          <table:table-cell table:style-name="Parallelisierungsprimitve.A2" office:value-type="string">
            <text:p text:style-name="P42">Erstellung eines Threads</text:p>
          </table:table-cell>
          <table:table-cell table:style-name="Parallelisierungsprimitve.A2" office:value-type="string">
            <text:p text:style-name="P42">pthread_create</text:p>
          </table:table-cell>
          <table:table-cell table:style-name="Parallelisierungsprimitve.C2" office:value-type="string">
            <text:p text:style-name="P42">CreateThread</text:p>
          </table:table-cell>
        </table:table-row>
        <table:table-row>
          <table:table-cell table:style-name="Parallelisierungsprimitve.A2" office:value-type="string">
            <text:p text:style-name="P42">Abtrennung eines Threads</text:p>
          </table:table-cell>
          <table:table-cell table:style-name="Parallelisierungsprimitve.A2" office:value-type="string">
            <text:p text:style-name="P42">pthread_detach</text:p>
          </table:table-cell>
          <table:table-cell table:style-name="Parallelisierungsprimitve.C2" office:value-type="string">
            <text:p text:style-name="P42">CloseHandle</text:p>
          </table:table-cell>
        </table:table-row>
        <table:table-row>
          <table:table-cell table:style-name="Parallelisierungsprimitve.A2" office:value-type="string">
            <text:p text:style-name="P42">Terminierung eines Threads</text:p>
          </table:table-cell>
          <table:table-cell table:style-name="Parallelisierungsprimitve.A2" office:value-type="string">
            <text:p text:style-name="P42">pthread_cancel</text:p>
          </table:table-cell>
          <table:table-cell table:style-name="Parallelisierungsprimitve.C2" office:value-type="string">
            <text:p text:style-name="P42">TerminateThread</text:p>
          </table:table-cell>
        </table:table-row>
        <table:table-row>
          <table:table-cell table:style-name="Parallelisierungsprimitve.A2" office:value-type="string">
            <text:p text:style-name="P42">Synchronisation mit einem Thread</text:p>
          </table:table-cell>
          <table:table-cell table:style-name="Parallelisierungsprimitve.A2" office:value-type="string">
            <text:p text:style-name="P42">p<text:span text:style-name="T6">th</text:span>r<text:span text:style-name="T6">e</text:span>ad_join</text:p>
          </table:table-cell>
          <table:table-cell table:style-name="Parallelisierungsprimitve.C2" office:value-type="string">
            <text:p text:style-name="P42">WaitForSingleObject</text:p>
          </table:table-cell>
        </table:table-row>
        <table:table-row>
          <table:table-cell table:style-name="Parallelisierungsprimitve.A2" office:value-type="string">
            <text:p text:style-name="P42">Semaphore</text:p>
          </table:table-cell>
          <table:table-cell table:style-name="Parallelisierungsprimitve.A2" office:value-type="string">
            <text:p text:style-name="P42">sem_t</text:p>
          </table:table-cell>
          <table:table-cell table:style-name="Parallelisierungsprimitve.C2" office:value-type="string">
            <text:p text:style-name="P42">-</text:p>
          </table:table-cell>
        </table:table-row>
        <table:table-row>
          <table:table-cell table:style-name="Parallelisierungsprimitve.A2" office:value-type="string">
            <text:p text:style-name="P42">Erstellung eines Semaphores</text:p>
          </table:table-cell>
          <table:table-cell table:style-name="Parallelisierungsprimitve.A2" office:value-type="string">
            <text:p text:style-name="P42">sem_init</text:p>
          </table:table-cell>
          <table:table-cell table:style-name="Parallelisierungsprimitve.C2" office:value-type="string">
            <text:p text:style-name="P42">CreateSemaphoreA</text:p>
          </table:table-cell>
        </table:table-row>
        <table:table-row>
          <table:table-cell table:style-name="Parallelisierungsprimitve.A2" office:value-type="string">
            <text:p text:style-name="P42">Freigeben eines Semaphores</text:p>
          </table:table-cell>
          <table:table-cell table:style-name="Parallelisierungsprimitve.A2" office:value-type="string">
            <text:p text:style-name="P42">sem_post</text:p>
          </table:table-cell>
          <table:table-cell table:style-name="Parallelisierungsprimitve.C2" office:value-type="string">
            <text:p text:style-name="P42">ReleaseSemaphore</text:p>
          </table:table-cell>
        </table:table-row>
        <table:table-row>
          <table:table-cell table:style-name="Parallelisierungsprimitve.A2" office:value-type="string">
            <text:p text:style-name="P43"><text:span text:style-name="T8">Sperren</text:span> eines Semaphores</text:p>
          </table:table-cell>
          <table:table-cell table:style-name="Parallelisierungsprimitve.A2" office:value-type="string">
            <text:p text:style-name="P43">sem_wait</text:p>
          </table:table-cell>
          <table:table-cell table:style-name="Parallelisierungsprimitve.C2" office:value-type="string">
            <text:p text:style-name="P43">WaitForSingleObject</text:p>
          </table:table-cell>
        </table:table-row>
        <table:table-row>
          <table:table-cell table:style-name="Parallelisierungsprimitve.A2" office:value-type="string">
            <text:p text:style-name="P43">Freigeben eines Semaphores</text:p>
          </table:table-cell>
          <table:table-cell table:style-name="Parallelisierungsprimitve.A2" office:value-type="string">
            <text:p text:style-name="P43">sem_destroy</text:p>
          </table:table-cell>
          <table:table-cell table:style-name="Parallelisierungsprimitve.C2" office:value-type="string">
            <text:p text:style-name="P43">CloseHandle</text:p>
          </table:table-cell>
        </table:table-row>
      </table:table>
      <text:p text:style-name="P8"/>
      <text:p text:style-name="P9">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9">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7">und der Synchronisierung mit diesen </text:span>um <text:span text:style-name="T7">ebendiesen Fall zu vermeiden.</text:span></text:p>
      <text:p text:style-name="P11">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text:soft-page-break/>native HANDLE Type verwendet, welcher in der Zwischensprache als einfacher void-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2">In dieser Phase wird eine Globalisierung des Datenflusses d<text:span text:style-name="T11">u</text:span>rchgeführt, d.h. lokale <text:span text:style-name="T12">Identifier (Übersetzung)</text:span> werden in den globalen Kontext verschoben.<text:span text:style-name="T13">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18">function / bitcast address auf stack? (check in string obfuscation)</text:p>
      <text:p text:style-name="P18">Das bedeutet, dass der Wert des Identifiers <text:span text:style-name="T14">in verschiedenen Speicher verwaltet werden kann, ohne dass der Programmierer uneingeschränkten Einfluss auf die Tatsächliche Handhabung hat.</text:span></text:p>
      <text:p text:style-name="P14">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6">Die Transformation gestaltet sich wie folgt: Zuerst wird eine globale Variable für <text:span text:style-name="T15">den</text:span> betrachtete<text:span text:style-name="T15">n</text:span> lokale<text:span text:style-name="T15">n</text:span> <text:span text:style-name="T15">Identifier</text:span> <text:span text:style-name="T10">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5">In der Implementierung für diese Arbeit wurde die Verlagerung des Datenflusses insofern optimiert, dass lokale Variablen nur globalisiert (google) werden, wenn diese auch in anderen Basic Blocks verwendet werden und somit die Auslagerung erforderlich wird.</text:p>
      <text:p text:style-name="P17">Eine besondere Behandlung erfahren PHI Nodes, <text:span text:style-name="T18">Stack-Allokations-Instruktionen (Instruktionen/Instructions) </text:span>und Return-Instructions:</text:p>
      <text:p text:style-name="P23">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3"><text:soft-page-break/>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1">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4">Die Synchronisation wird umgesetzt, indem für jeden Basic Block (mit Ausnahme des ersten Basic Blocks der zur transformierenden Funktion) ein <text:span text:style-name="T19">globales </text:span>Semaphore in <text:span text:style-name="T19">der</text:span> <text:span text:style-name="T19">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21">(synonym?) </text:span>Semaphore freigibt. <text:span text:style-name="T23">Dies wird realisiert, indem für den zu betrachtenden Basic Block Nachfolger ein neuer Basic Block mit dieser Funktionalität erstellt wird und der in der Branch-Instruktion registrierte Nachfolger durch den neuen Basic Block ersetzt wird.</text:span></text:p>
      <text:p text:style-name="P25">Handelt es sich bei der letzten Instruktion eines Basic Blocks um <text:span text:style-name="T22">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5">Exceptions??</text:p>
      <text:h text:style-name="Heading_20_3" text:outline-level="3"><text:bookmark-start text:name="__RefHeading___Toc397_3558549"/>Relocation<text:bookmark-end text:name="__RefHeading___Toc397_3558549"/></text:h>
      <text:p text:style-name="P26">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3">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8">(siehe auch oben)</text:span>. <text:span text:style-name="T28">Konkret bedeutet dies für jeden Thread den Aufruf der Systemfunktion zur Terminierung und zur Synchronisierung (join?? | was die Freigabe der Ressourcen beinhaltet) und für jedes Semaphore den Aufruf der Systemfunktion zur Freigabe.</text:span></text:p>
      <text:p text:style-name="P34"><text:soft-page-break/>Abschließend wird noch der Rückgabewert aus der hierfür erstellen globalen Variable geladen und an die aufrufende Funktion zurückgegeben.</text:p>
      <text:p text:style-name="P28">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7">(Shuffled?)</text:span></text:p>
      <text:h text:style-name="Heading_20_3" text:outline-level="3"><text:bookmark-start text:name="__RefHeading___Toc399_3558549"/>Spezialbehandlung: Exception Handling<text:bookmark-end text:name="__RefHeading___Toc399_3558549"/></text:h>
      <text:p text:style-name="P26">Personality Function, Runtime, Windows, landin pad invoke, catchpad …</text:p>
      <text:p text:style-name="P27">check das komplette file auf diese spezialbehandlungen !</text:p>
      <text:p text:style-name="P20"/>
      <text:h text:style-name="P45" text:outline-level="1"><text:bookmark-start text:name="__RefHeading___Toc65_3312919563"/>Ergebnisse<text:bookmark-end text:name="__RefHeading___Toc65_3312919563"/></text:h>
      <text:p text:style-name="P29">CheckIfLoop depth konfiguration</text:p>
      <text:p text:style-name="P37">Allgemeine disassembly bilder der transformation <text:span text:style-name="T20">(bzip2)</text:span></text:p>
      <text:p text:style-name="P37">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8">Bei der manuellen Analyse der obfuskierten, ausführbaren Datei (mit Ghidra) konnten die erwarteten Ergebnisse festgestellt werden. Der "Function Flow Graph" wird nur als zusammenhängender Block dargestellt, aus dem keine gewinnbringenden Erkenntnisse für Reverse-Engineering-Prozesse <text:soft-page-break/>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39">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62">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62">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text:soft-page-break/>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7">Für die Prüfung, welche wie sich der Transformationsprozess auf (manuelle) Reverse Engineering Vorgänge auswirkt wurde das gängige (synonyme für gängige) Reverse Engineering Tool Ghidra verwendet.</text:p>
      <text:p text:style-name="P13">Bilder</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57"><text:span text:style-name="T33">Die Effektivität der Verschleierung der Ausführungsreihenfolge lässt sich noch zusätzlich durch die Verschleierung von Synchronisationtechniken z.B. durch Anwendung von Opaque Predicates [] erhöhen</text:span></text:p>
      <text:h text:style-name="P47" text:outline-level="1"><text:bookmark-start text:name="__RefHeading___Toc71_3312919563"/><text:span text:style-name="T3">Diskussion</text:span><text:bookmark-end text:name="__RefHeading___Toc71_3312919563"/></text:h>
      <text:p text:style-name="P6">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5">Es könnte bei zu hoher Ressourcen-Nutzung zu Fehlern kommen (wie im Abschnitt Algorithmus beschrieben). <text:span text:style-name="T6">Gegenmaßnahmen könnten beispielsweise durch vorherigen Analyse durch das Transformationsplugin erfolgen, indem beispielsweise die Möglichkeit (synonyme finden) eines solchen </text:span><text:soft-page-break/><text:span text:style-name="T6">Falls geprüft wird und dementsprechend die Anzahl der Threads durch Betrachtung meherere Basic Blocks als einen reduziert wird (du findest noch ein weiteres beispiel).</text:span></text:p>
      <text:p text:style-name="P58">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68" text:outline-level="2"><text:bookmark-start text:name="__RefHeading___Toc618_2071505590"/>Vergleich mit ähnlichen Publikationen<text:bookmark-end text:name="__RefHeading___Toc618_2071505590"/></text:h>
      <text:p text:style-name="P59">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59">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h text:style-name="P66" text:outline-level="2"><text:bookmark-start text:name="__RefHeading___Toc405_3558549"/>Weitere Optimierungen<text:bookmark-end text:name="__RefHeading___Toc405_3558549"/></text:h>
      <text:p text:style-name="P19">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6">r</text:span>suchen???)</text:p>
      <text:p text:style-name="P19">Auch blöcke von oben hierher verlagern</text:p>
      <text:p text:style-name="P19">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67" text:outline-level="2"><text:bookmark-start text:name="__RefHeading___Toc612_2071505590"/>Ansätze für Gegenmaßnahmen<text:bookmark-end text:name="__RefHeading___Toc612_2071505590"/></text:h>
      <text:p text:style-name="P19"/>
      <text:p text:style-name="P31">TODO: <text:span text:style-name="T17">komplexe Beschreibungen graphisch darstellen</text:span>? → jemanden lesen lassen</text:p>
      <text:h text:style-name="P46" text:outline-level="1"><text:bookmark-start text:name="__RefHeading___Toc407_3558549"/><text:soft-page-break/>Abkürzungsverzeichnis<text:bookmark-end text:name="__RefHeading___Toc407_3558549"/></text:h>
      <text:p text:style-name="P32">API<text:line-break/><text:span text:style-name="T26">LLVM<text:line-break/>IR</text:span></text:p>
      <text:h text:style-name="P46" text:outline-level="1"><text:bookmark-start text:name="__RefHeading___Toc409_3558549"/>Abbildungsverzeichnis<text:bookmark-end text:name="__RefHeading___Toc409_3558549"/></text:h>
      <text:h text:style-name="P46" text:outline-level="1"><text:bookmark-start text:name="__RefHeading___Toc411_3558549"/>Tabellenverzeichnis<text:bookmark-end text:name="__RefHeading___Toc411_3558549"/></text:h>
      <text:h text:style-name="P46" text:outline-level="1"><text:bookmark-start text:name="__RefHeading___Toc413_3558549"/>Referenzen<text:bookmark-end text:name="__RefHeading___Toc413_355854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16T18:20:40.691807175</dc:date>
    <meta:editing-duration>PT4H44M8S</meta:editing-duration>
    <meta:editing-cycles>109</meta:editing-cycles>
    <meta:generator>LibreOffice/6.0.7.3$Linux_X86_64 LibreOffice_project/00m0$Build-3</meta:generator>
    <meta:print-date>2021-02-16T18:11:40.248129749</meta:print-date>
    <meta:document-statistic meta:table-count="1" meta:image-count="0" meta:object-count="0" meta:page-count="15" meta:paragraph-count="185" meta:word-count="4191" meta:character-count="32660" meta:non-whitespace-character-count="28645"/>
  </office:meta>
</office:document-meta>
</file>